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818in"/>
    </style:style>
    <style:style style:name="TableColumn3" style:family="table-column">
      <style:table-column-properties style:column-width="1.3597in"/>
    </style:style>
    <style:style style:name="TableColumn4" style:family="table-column">
      <style:table-column-properties style:column-width="1.2305in"/>
    </style:style>
    <style:style style:name="TableColumn5" style:family="table-column">
      <style:table-column-properties style:column-width="2.1159in"/>
    </style:style>
    <style:style style:name="TableColumn6" style:family="table-column">
      <style:table-column-properties style:column-width="0.8173in"/>
    </style:style>
    <style:style style:name="Table1" style:family="table" style:master-page-name="MP0">
      <style:table-properties style:width="6.3416in" style:rel-width="100%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104in outset #000000" fo:background-color="#E6E64B" style:vertical-align="middle" fo:padding-top="0.0104in" fo:padding-left="0.0104in" fo:padding-bottom="0.0104in" fo:padding-right="0.0104in"/>
    </style:style>
    <style:style style:name="P9" style:parent-style-name="Normal" style:family="paragraph">
      <style:paragraph-properties fo:break-before="page" fo:text-align="center" fo:margin-bottom="0in" fo:line-height="100%"/>
    </style:style>
    <style:style style:name="T1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1" style:family="table-row">
      <style:table-row-properties/>
    </style:style>
    <style:style style:name="TableCell1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27" style:family="table-column">
      <style:table-column-properties style:column-width="6.3625in"/>
    </style:style>
    <style:style style:name="Table26" style:family="table">
      <style:table-properties style:width="6.3625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104in outset #000000" fo:background-color="#009933" style:vertical-align="middle" fo:padding-top="0.0208in" fo:padding-left="0.0208in" fo:padding-bottom="0.0208in" fo:padding-right="0.0208in" fo:wrap-option="no-wrap"/>
    </style:style>
    <style:style style:name="P30" style:parent-style-name="Normal" style:family="paragraph">
      <style:paragraph-properties fo:margin-bottom="0in" fo:line-height="100%"/>
    </style:style>
    <style:style style:name="T3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FFFFFF" fo:font-size="12pt" style:font-size-asian="12pt" style:font-size-complex="12pt" style:language-asian="fr" style:country-asian="FR"/>
    </style:style>
    <style:style style:name="TableRow32" style:family="table-row">
      <style:table-row-properties/>
    </style:style>
    <style:style style:name="TableCell33" style:family="table-cell">
      <style:table-cell-properties fo:border="0.0104in outset #000000" fo:background-color="#FFFFFF" style:vertical-align="middle" fo:padding-top="0.0208in" fo:padding-left="0.0208in" fo:padding-bottom="0.0208in" fo:padding-right="0.0208in"/>
    </style:style>
    <style:style style:name="TableColumn35" style:family="table-column">
      <style:table-column-properties style:column-width="0.1444in"/>
    </style:style>
    <style:style style:name="TableColumn36" style:family="table-column">
      <style:table-column-properties style:column-width="2.7243in"/>
    </style:style>
    <style:style style:name="TableColumn37" style:family="table-column">
      <style:table-column-properties style:column-width="0.3604in"/>
    </style:style>
    <style:style style:name="TableColumn38" style:family="table-column">
      <style:table-column-properties style:column-width="3.0597in"/>
    </style:style>
    <style:style style:name="Table34" style:family="table">
      <style:table-properties style:width="6.2888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</style:style>
    <style:style style:name="T4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4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9" style:family="table-row">
      <style:table-row-properties/>
    </style:style>
    <style:style style:name="TableCell5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</style:style>
    <style:style style:name="T5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5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62" style:family="table-column">
      <style:table-column-properties style:column-width="6.3625in"/>
    </style:style>
    <style:style style:name="Table61" style:family="table">
      <style:table-properties style:width="6.3625in" style:rel-width="100%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104in outset #000000" fo:background-color="#009933" style:vertical-align="middle" fo:padding-top="0.0208in" fo:padding-left="0.0208in" fo:padding-bottom="0.0208in" fo:padding-right="0.0208in" fo:wrap-option="no-wrap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FFFFFF" fo:font-size="12pt" style:font-size-asian="12pt" style:font-size-complex="12pt" style:language-asian="fr" style:country-asian="FR"/>
    </style:style>
    <style:style style:name="TableRow67" style:family="table-row">
      <style:table-row-properties/>
    </style:style>
    <style:style style:name="TableCell68" style:family="table-cell">
      <style:table-cell-properties fo:border="0.0104in outset #000000" fo:background-color="#FFFFFF" style:vertical-align="middle" fo:padding-top="0.0208in" fo:padding-left="0.0208in" fo:padding-bottom="0.0208in" fo:padding-right="0.0208in"/>
    </style:style>
    <style:style style:name="TableColumn70" style:family="table-column">
      <style:table-column-properties style:column-width="0.1138in"/>
    </style:style>
    <style:style style:name="TableColumn71" style:family="table-column">
      <style:table-column-properties style:column-width="2.5604in"/>
    </style:style>
    <style:style style:name="TableColumn72" style:family="table-column">
      <style:table-column-properties style:column-width="0.2861in"/>
    </style:style>
    <style:style style:name="TableColumn73" style:family="table-column">
      <style:table-column-properties style:column-width="3.3284in"/>
    </style:style>
    <style:style style:name="Table69" style:family="table">
      <style:table-properties style:width="6.2888in" style:rel-width="100%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7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</style:style>
    <style:style style:name="T79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8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84" style:family="table-row">
      <style:table-row-properties/>
    </style:style>
    <style:style style:name="TableCell8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8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</style:style>
    <style:style style:name="T89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9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94" style:family="table-row">
      <style:table-row-properties/>
    </style:style>
    <style:style style:name="TableCell9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9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98" style:parent-style-name="Normal" style:family="paragraph">
      <style:paragraph-properties fo:margin-bottom="0in" fo:line-height="100%"/>
    </style:style>
    <style:style style:name="T99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0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04" style:family="table-row">
      <style:table-row-properties/>
    </style:style>
    <style:style style:name="TableCell10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in" fo:line-height="100%"/>
    </style:style>
    <style:style style:name="T109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1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4" style:family="table-row">
      <style:table-row-properties/>
    </style:style>
    <style:style style:name="TableCell11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</style:style>
    <style:style style:name="T119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2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124" style:parent-style-name="Normal" style:family="paragraph">
      <style:paragraph-properties fo:margin-bottom="0in" fo:line-height="100%"/>
    </style:style>
    <style:style style:name="T12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fo:language="en" fo:country="US" style:language-asian="fr" style:country-asian="FR"/>
    </style:style>
    <style:style style:name="T1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127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1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130" style:family="table-column">
      <style:table-column-properties style:column-width="6.3625in"/>
    </style:style>
    <style:style style:name="Table129" style:family="table">
      <style:table-properties style:width="6.3625in" style:rel-width="100%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104in outset #000000" fo:background-color="#009933" style:vertical-align="middle" fo:padding-top="0.0208in" fo:padding-left="0.0208in" fo:padding-bottom="0.0208in" fo:padding-right="0.0208in" fo:wrap-option="no-wrap"/>
    </style:style>
    <style:style style:name="P133" style:parent-style-name="Normal" style:family="paragraph">
      <style:paragraph-properties fo:margin-bottom="0in" fo:line-height="100%"/>
    </style:style>
    <style:style style:name="T1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FFFFFF" fo:font-size="12pt" style:font-size-asian="12pt" style:font-size-complex="12pt" style:language-asian="fr" style:country-asian="FR"/>
    </style:style>
    <style:style style:name="TableRow135" style:family="table-row">
      <style:table-row-properties/>
    </style:style>
    <style:style style:name="TableCell136" style:family="table-cell">
      <style:table-cell-properties fo:border="0.0104in outset #000000" fo:background-color="#FFFFFF" style:vertical-align="middle" fo:padding-top="0.0208in" fo:padding-left="0.0208in" fo:padding-bottom="0.0208in" fo:padding-right="0.0208in"/>
    </style:style>
    <style:style style:name="TableColumn138" style:family="table-column">
      <style:table-column-properties style:column-width="0.1201in"/>
    </style:style>
    <style:style style:name="TableColumn139" style:family="table-column">
      <style:table-column-properties style:column-width="2.2472in"/>
    </style:style>
    <style:style style:name="TableColumn140" style:family="table-column">
      <style:table-column-properties style:column-width="0.2993in"/>
    </style:style>
    <style:style style:name="TableColumn141" style:family="table-column">
      <style:table-column-properties style:column-width="3.6222in"/>
    </style:style>
    <style:style style:name="Table137" style:family="table">
      <style:table-properties style:width="6.2888in" style:rel-width="100%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4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margin-bottom="0in" fo:line-height="100%"/>
    </style:style>
    <style:style style:name="T14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4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52" style:family="table-row">
      <style:table-row-properties/>
    </style:style>
    <style:style style:name="TableCell15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5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56" style:parent-style-name="Normal" style:family="paragraph">
      <style:paragraph-properties fo:margin-bottom="0in" fo:line-height="100%"/>
    </style:style>
    <style:style style:name="T15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5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62" style:family="table-row">
      <style:table-row-properties/>
    </style:style>
    <style:style style:name="TableCell16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6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</style:style>
    <style:style style:name="T16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6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72" style:family="table-row">
      <style:table-row-properties/>
    </style:style>
    <style:style style:name="TableCell17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7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margin-bottom="0in" fo:line-height="100%"/>
    </style:style>
    <style:style style:name="T17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7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82" style:family="table-row">
      <style:table-row-properties/>
    </style:style>
    <style:style style:name="TableCell18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8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bottom="0in" fo:line-height="100%"/>
    </style:style>
    <style:style style:name="T18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8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92" style:family="table-row">
      <style:table-row-properties/>
    </style:style>
    <style:style style:name="TableCell193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9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margin-bottom="0in" fo:line-height="100%"/>
    </style:style>
    <style:style style:name="T197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198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0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2" style:parent-style-name="Normal" style:family="paragraph">
      <style:paragraph-properties fo:margin-bottom="0in" fo:line-height="100%"/>
    </style:style>
    <style:style style:name="T20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204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207" style:family="table-column">
      <style:table-column-properties style:column-width="6.3625in"/>
    </style:style>
    <style:style style:name="Table206" style:family="table">
      <style:table-properties style:width="6.3625in" style:rel-width="100%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104in outset #000000" fo:background-color="#009933" style:vertical-align="middle" fo:padding-top="0.0208in" fo:padding-left="0.0208in" fo:padding-bottom="0.0208in" fo:padding-right="0.0208in" fo:wrap-option="no-wrap"/>
    </style:style>
    <style:style style:name="P210" style:parent-style-name="Normal" style:family="paragraph">
      <style:paragraph-properties fo:margin-bottom="0in" fo:line-height="100%"/>
    </style:style>
    <style:style style:name="T21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FFFFFF" fo:font-size="12pt" style:font-size-asian="12pt" style:font-size-complex="12pt" style:language-asian="fr" style:country-asian="FR"/>
    </style:style>
    <style:style style:name="TableRow212" style:family="table-row">
      <style:table-row-properties/>
    </style:style>
    <style:style style:name="TableCell213" style:family="table-cell">
      <style:table-cell-properties fo:border="0.0104in outset #000000" fo:background-color="#FFFFFF" style:vertical-align="middle" fo:padding-top="0.0208in" fo:padding-left="0.0208in" fo:padding-bottom="0.0208in" fo:padding-right="0.0208in"/>
    </style:style>
    <style:style style:name="TableColumn215" style:family="table-column">
      <style:table-column-properties style:column-width="0.0923in"/>
    </style:style>
    <style:style style:name="TableColumn216" style:family="table-column">
      <style:table-column-properties style:column-width="2.6777in"/>
    </style:style>
    <style:style style:name="TableColumn217" style:family="table-column">
      <style:table-column-properties style:column-width="0.2319in"/>
    </style:style>
    <style:style style:name="TableColumn218" style:family="table-column">
      <style:table-column-properties style:column-width="3.2868in"/>
    </style:style>
    <style:style style:name="Table214" style:family="table">
      <style:table-properties style:width="6.2888in" style:rel-width="100%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margin-bottom="0in" fo:line-height="100%"/>
    </style:style>
    <style:style style:name="T22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2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2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2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29" style:family="table-row">
      <style:table-row-properties/>
    </style:style>
    <style:style style:name="TableCell23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margin-bottom="0in" fo:line-height="100%"/>
    </style:style>
    <style:style style:name="T23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3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3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39" style:family="table-row">
      <style:table-row-properties/>
    </style:style>
    <style:style style:name="TableCell24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bottom="0in" fo:line-height="100%"/>
    </style:style>
    <style:style style:name="T24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4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4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49" style:family="table-row">
      <style:table-row-properties/>
    </style:style>
    <style:style style:name="TableCell25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margin-bottom="0in" fo:line-height="100%"/>
    </style:style>
    <style:style style:name="T25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5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5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59" style:family="table-row">
      <style:table-row-properties/>
    </style:style>
    <style:style style:name="TableCell26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6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</style:style>
    <style:style style:name="T26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6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6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269" style:family="table-row">
      <style:table-row-properties/>
    </style:style>
    <style:style style:name="TableCell270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margin-bottom="0in" fo:line-height="100%"/>
    </style:style>
    <style:style style:name="T274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275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7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79" style:parent-style-name="Normal" style:family="paragraph">
      <style:paragraph-properties fo:margin-bottom="0in" fo:line-height="100%"/>
    </style:style>
    <style:style style:name="T280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281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284" style:family="table-column">
      <style:table-column-properties style:column-width="6.3625in"/>
    </style:style>
    <style:style style:name="Table283" style:family="table">
      <style:table-properties style:width="6.3625in" style:rel-width="100%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104in outset #000000" fo:background-color="#009933" style:vertical-align="middle" fo:padding-top="0.0208in" fo:padding-left="0.0208in" fo:padding-bottom="0.0208in" fo:padding-right="0.0208in" fo:wrap-option="no-wrap"/>
    </style:style>
    <style:style style:name="P287" style:parent-style-name="Normal" style:family="paragraph">
      <style:paragraph-properties fo:margin-bottom="0in" fo:line-height="100%"/>
    </style:style>
    <style:style style:name="T28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FFFFFF" fo:font-size="12pt" style:font-size-asian="12pt" style:font-size-complex="12pt" style:language-asian="fr" style:country-asian="FR"/>
    </style:style>
    <style:style style:name="TableRow289" style:family="table-row">
      <style:table-row-properties/>
    </style:style>
    <style:style style:name="TableCell290" style:family="table-cell">
      <style:table-cell-properties fo:border="0.0104in outset #000000" fo:background-color="#FFFFFF" style:vertical-align="middle" fo:padding-top="0.0208in" fo:padding-left="0.0208in" fo:padding-bottom="0.0208in" fo:padding-right="0.0208in"/>
    </style:style>
    <style:style style:name="TableColumn292" style:family="table-column">
      <style:table-column-properties style:column-width="0.1118in"/>
    </style:style>
    <style:style style:name="TableColumn293" style:family="table-column">
      <style:table-column-properties style:column-width="2.8298in"/>
    </style:style>
    <style:style style:name="TableColumn294" style:family="table-column">
      <style:table-column-properties style:column-width="0.2805in"/>
    </style:style>
    <style:style style:name="TableColumn295" style:family="table-column">
      <style:table-column-properties style:column-width="3.0666in"/>
    </style:style>
    <style:style style:name="Table291" style:family="table">
      <style:table-properties style:width="6.2888in" style:rel-width="100%" fo:margin-left="0in" table:align="left"/>
    </style:style>
    <style:style style:name="TableRow296" style:family="table-row">
      <style:table-row-properties/>
    </style:style>
    <style:style style:name="TableCell29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9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00" style:parent-style-name="Normal" style:family="paragraph">
      <style:paragraph-properties fo:margin-bottom="0in" fo:line-height="100%"/>
    </style:style>
    <style:style style:name="T301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0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0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06" style:family="table-row">
      <style:table-row-properties/>
    </style:style>
    <style:style style:name="TableCell30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0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margin-bottom="0in" fo:line-height="100%"/>
    </style:style>
    <style:style style:name="T311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1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1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16" style:family="table-row">
      <style:table-row-properties/>
    </style:style>
    <style:style style:name="TableCell31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1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</style:style>
    <style:style style:name="T321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2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2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26" style:family="table-row">
      <style:table-row-properties/>
    </style:style>
    <style:style style:name="TableCell32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2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30" style:parent-style-name="Normal" style:family="paragraph">
      <style:paragraph-properties fo:margin-bottom="0in" fo:line-height="100%"/>
    </style:style>
    <style:style style:name="T331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3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3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36" style:family="table-row">
      <style:table-row-properties/>
    </style:style>
    <style:style style:name="TableCell33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3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40" style:parent-style-name="Normal" style:family="paragraph">
      <style:paragraph-properties fo:margin-bottom="0in" fo:line-height="100%"/>
    </style:style>
    <style:style style:name="T341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4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4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46" style:family="table-row">
      <style:table-row-properties/>
    </style:style>
    <style:style style:name="TableCell347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4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50" style:parent-style-name="Normal" style:family="paragraph">
      <style:paragraph-properties fo:margin-bottom="0in" fo:line-height="100%"/>
    </style:style>
    <style:style style:name="T351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52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5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56" style:parent-style-name="Normal" style:family="paragraph">
      <style:paragraph-properties fo:margin-bottom="0in" fo:line-height="100%"/>
    </style:style>
    <style:style style:name="T35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358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olumn361" style:family="table-column">
      <style:table-column-properties style:column-width="6.3625in"/>
    </style:style>
    <style:style style:name="Table360" style:family="table">
      <style:table-properties style:width="6.3625in" style:rel-width="100%" fo:margin-left="0in" table:align="left"/>
    </style:style>
    <style:style style:name="TableRow362" style:family="table-row">
      <style:table-row-properties/>
    </style:style>
    <style:style style:name="TableCell363" style:family="table-cell">
      <style:table-cell-properties fo:border="0.0104in outset #000000" fo:background-color="#009933" style:vertical-align="middle" fo:padding-top="0.0208in" fo:padding-left="0.0208in" fo:padding-bottom="0.0208in" fo:padding-right="0.0208in" fo:wrap-option="no-wrap"/>
    </style:style>
    <style:style style:name="P364" style:parent-style-name="Normal" style:family="paragraph">
      <style:paragraph-properties fo:margin-bottom="0in" fo:line-height="100%"/>
    </style:style>
    <style:style style:name="T36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FFFFFF" fo:font-size="12pt" style:font-size-asian="12pt" style:font-size-complex="12pt" style:language-asian="fr" style:country-asian="FR"/>
    </style:style>
    <style:style style:name="TableRow366" style:family="table-row">
      <style:table-row-properties/>
    </style:style>
    <style:style style:name="TableCell367" style:family="table-cell">
      <style:table-cell-properties fo:border="0.0104in outset #000000" fo:background-color="#FFFFFF" style:vertical-align="middle" fo:padding-top="0.0208in" fo:padding-left="0.0208in" fo:padding-bottom="0.0208in" fo:padding-right="0.0208in"/>
    </style:style>
    <style:style style:name="TableColumn369" style:family="table-column">
      <style:table-column-properties style:column-width="0.1055in"/>
    </style:style>
    <style:style style:name="TableColumn370" style:family="table-column">
      <style:table-column-properties style:column-width="1.9194in"/>
    </style:style>
    <style:style style:name="TableColumn371" style:family="table-column">
      <style:table-column-properties style:column-width="0.2631in"/>
    </style:style>
    <style:style style:name="TableColumn372" style:family="table-column">
      <style:table-column-properties style:column-width="4.0006in"/>
    </style:style>
    <style:style style:name="Table368" style:family="table">
      <style:table-properties style:width="6.2888in" style:rel-width="100%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7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77" style:parent-style-name="Normal" style:family="paragraph">
      <style:paragraph-properties fo:margin-bottom="0in" fo:line-height="100%"/>
    </style:style>
    <style:style style:name="T37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7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8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83" style:family="table-row">
      <style:table-row-properties/>
    </style:style>
    <style:style style:name="TableCell38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8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87" style:parent-style-name="Normal" style:family="paragraph">
      <style:paragraph-properties fo:margin-bottom="0in" fo:line-height="100%"/>
    </style:style>
    <style:style style:name="T38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8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9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9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393" style:family="table-row">
      <style:table-row-properties/>
    </style:style>
    <style:style style:name="TableCell39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39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margin-bottom="0in" fo:line-height="100%"/>
    </style:style>
    <style:style style:name="T39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39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0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03" style:family="table-row">
      <style:table-row-properties/>
    </style:style>
    <style:style style:name="TableCell40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0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margin-bottom="0in" fo:line-height="100%"/>
    </style:style>
    <style:style style:name="T40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40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1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13" style:family="table-row">
      <style:table-row-properties/>
    </style:style>
    <style:style style:name="TableCell41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1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17" style:parent-style-name="Normal" style:family="paragraph">
      <style:paragraph-properties fo:margin-bottom="0in" fo:line-height="100%"/>
    </style:style>
    <style:style style:name="T41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41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2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2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23" style:family="table-row">
      <style:table-row-properties/>
    </style:style>
    <style:style style:name="TableCell424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26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27" style:parent-style-name="Normal" style:family="paragraph">
      <style:paragraph-properties fo:margin-bottom="0in" fo:line-height="100%"/>
    </style:style>
    <style:style style:name="T428" style:parent-style-name="Policepardéfau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ableCell429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31" style:family="table-cell">
      <style:table-cell-properties fo:border="0.0104in outset #000000" style:vertical-align="middle" fo:padding-top="0.0104in" fo:padding-left="0.0104in" fo:padding-bottom="0.0104in" fo:padding-right="0.0104in"/>
    </style:style>
    <style:style style:name="P4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33" style:parent-style-name="Normal" style:family="paragraph">
      <style:paragraph-properties fo:margin-bottom="0in" fo:line-height="100%"/>
    </style:style>
    <style:style style:name="T43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435" style:parent-style-name="Policepardéfaut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fr" style:country-asian="F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<text:span text:style-name="T10">09 Décembre 2012 : Championnats d'Europe de Cross-country - Budapest (HUN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><text:a xlink:href="javascript:history.back()" office:target-frame-name="_top" xlink:show="replace"><text:span text:style-name="T14">Retour</text:span></text:a></text:p>
          </table:table-cell>
          <table:table-cell table:style-name="TableCell15">
            <text:p text:style-name="P16"><text:a xlink:href="http://www.exch2012budapest.hu/eng/" office:target-frame-name="_blank" xlink:show="new"><text:span text:style-name="T17">Site officiel</text:span></text:a></text:p>
          </table:table-cell>
          <table:table-cell table:style-name="TableCell18">
            <text:p text:style-name="P19"><text:a xlink:href="http://cdm.athle.com/asp.net/espaces.html/html.aspx?id=8988" office:target-frame-name="_blank" xlink:show="new"><text:span text:style-name="T20">Historique</text:span></text:a></text:p>
          </table:table-cell>
          <table:table-cell table:style-name="TableCell21">
            <text:p text:style-name="P22">Résumé/Réactions</text:p>
          </table:table-cell>
          <table:table-cell table:style-name="TableCell23">
            <text:p text:style-name="P24">Photos</text:p>
          </table:table-cell>
        </table:table-row>
      </table:table>
      <text:p text:style-name="P25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Juniors Femmes</text:span></text:p>
          </table:table-cell>
        </table:table-row>
        <table:table-row table:style-name="TableRow32">
          <table:table-cell table:style-name="TableCell33">
            <table:table table:style-name="Table34">
              <table:table-columns>
                <table:table-column table:style-name="TableColumn35"/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 </text:p>
                </table:table-cell>
                <table:table-cell table:style-name="TableCell42">
                  <text:p text:style-name="P43"><text:a xlink:href="javascript:bddThrowAthlete('biographies',%20651008,%200)" office:target-frame-name="_top" xlink:show="replace"><text:span text:style-name="T44">JAROUSSEAU Cecile</text:span></text:a></text:p>
                </table:table-cell>
                <table:table-cell table:style-name="TableCell45">
                  <text:p text:style-name="P46">93</text:p>
                </table:table-cell>
                <table:table-cell table:style-name="TableCell47">
                  <text:p text:style-name="P48">Entente des mauges (P-L)</text:p>
                </table:table-cell>
              </table:table-row>
              <table:table-row table:style-name="TableRow49">
                <table:table-cell table:style-name="TableCell50">
                  <text:p text:style-name="P51"> </text:p>
                </table:table-cell>
                <table:table-cell table:style-name="TableCell52">
                  <text:p text:style-name="P53"><text:a xlink:href="javascript:bddThrowAthlete('biographies',%20926927,%200)" office:target-frame-name="_top" xlink:show="replace"><text:span text:style-name="T54">WESTPHAL Liv</text:span></text:a></text:p>
                </table:table-cell>
                <table:table-cell table:style-name="TableCell55">
                  <text:p text:style-name="P56">93</text:p>
                </table:table-cell>
                <table:table-cell table:style-name="TableCell57">
                  <text:p text:style-name="P58">As saint-junien (LIM)</text:p>
                </table:table-cell>
              </table:table-row>
            </table:table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Espoirs Femmes</text:span></text:p>
          </table:table-cell>
        </table:table-row>
        <table:table-row table:style-name="TableRow67">
          <table:table-cell table:style-name="TableCell68">
            <table:table table:style-name="Table69">
              <table:table-columns>
                <table:table-column table:style-name="TableColumn70"/>
                <table:table-column table:style-name="TableColumn71"/>
                <table:table-column table:style-name="TableColumn72"/>
                <table:table-column table:style-name="TableColumn73"/>
              </table:table-columns>
              <table:table-row table:style-name="TableRow74">
                <table:table-cell table:style-name="TableCell75">
                  <text:p text:style-name="P76"> </text:p>
                </table:table-cell>
                <table:table-cell table:style-name="TableCell77">
                  <text:p text:style-name="P78"><text:a xlink:href="javascript:bddThrowAthlete('biographies',%20189143,%200)" office:target-frame-name="_top" xlink:show="replace"><text:span text:style-name="T79">BEUVIERE Sandra</text:span></text:a></text:p>
                </table:table-cell>
                <table:table-cell table:style-name="TableCell80">
                  <text:p text:style-name="P81">90</text:p>
                </table:table-cell>
                <table:table-cell table:style-name="TableCell82">
                  <text:p text:style-name="P83">Efs reims a. (CHA)</text:p>
                </table:table-cell>
              </table:table-row>
              <table:table-row table:style-name="TableRow84">
                <table:table-cell table:style-name="TableCell85">
                  <text:p text:style-name="P86"> </text:p>
                </table:table-cell>
                <table:table-cell table:style-name="TableCell87">
                  <text:p text:style-name="P88"><text:a xlink:href="javascript:bddThrowAthlete('biographies',%20207090,%200)" office:target-frame-name="_top" xlink:show="replace"><text:span text:style-name="T89">CALVIN Clemence</text:span></text:a></text:p>
                </table:table-cell>
                <table:table-cell table:style-name="TableCell90">
                  <text:p text:style-name="P91">90</text:p>
                </table:table-cell>
                <table:table-cell table:style-name="TableCell92">
                  <text:p text:style-name="P93">Sco ste-marguerite marseille (PRO)</text:p>
                </table:table-cell>
              </table:table-row>
              <table:table-row table:style-name="TableRow94">
                <table:table-cell table:style-name="TableCell95">
                  <text:p text:style-name="P96"> </text:p>
                </table:table-cell>
                <table:table-cell table:style-name="TableCell97">
                  <text:p text:style-name="P98"><text:a xlink:href="javascript:bddThrowAthlete('biographies',%20793942,%200)" office:target-frame-name="_top" xlink:show="replace"><text:span text:style-name="T99">CLAEYSSENS Noemie</text:span></text:a></text:p>
                </table:table-cell>
                <table:table-cell table:style-name="TableCell100">
                  <text:p text:style-name="P101">91</text:p>
                </table:table-cell>
                <table:table-cell table:style-name="TableCell102">
                  <text:p text:style-name="P103">Csjb angers (P-L)</text:p>
                </table:table-cell>
              </table:table-row>
              <table:table-row table:style-name="TableRow104">
                <table:table-cell table:style-name="TableCell105">
                  <text:p text:style-name="P106"> </text:p>
                </table:table-cell>
                <table:table-cell table:style-name="TableCell107">
                  <text:p text:style-name="P108"><text:a xlink:href="javascript:bddThrowAthlete('biographies',%20320231,%200)" office:target-frame-name="_top" xlink:show="replace"><text:span text:style-name="T109">JOLY TESTAULT Marion</text:span></text:a></text:p>
                </table:table-cell>
                <table:table-cell table:style-name="TableCell110">
                  <text:p text:style-name="P111">91</text:p>
                </table:table-cell>
                <table:table-cell table:style-name="TableCell112">
                  <text:p text:style-name="P113">Ain-est athletisme (R-A)</text:p>
                </table:table-cell>
              </table:table-row>
              <table:table-row table:style-name="TableRow114">
                <table:table-cell table:style-name="TableCell115">
                  <text:p text:style-name="P116"> </text:p>
                </table:table-cell>
                <table:table-cell table:style-name="TableCell117">
                  <text:p text:style-name="P118"><text:a xlink:href="javascript:bddThrowAthlete('biographies',%20318766,%200)" office:target-frame-name="_top" xlink:show="replace"><text:span text:style-name="T119">TAVERNIER Clemence</text:span></text:a></text:p>
                </table:table-cell>
                <table:table-cell table:style-name="TableCell120">
                  <text:p text:style-name="P121">91</text:p>
                </table:table-cell>
                <table:table-cell table:style-name="TableCell122">
                  <text:p text:style-name="P123">Avia club issy-les-moulx (I-F)</text:p>
                </table:table-cell>
              </table:table-row>
            </table:table>
            <text:p text:style-name="P124"><text:span text:style-name="T125"><text:line-break/></text:span><text:span text:style-name="T126">Par équipe</text:span><text:span text:style-name="T127"><text:s/>:</text:span></text:p>
          </table:table-cell>
        </table:table-row>
      </table:table>
      <text:p text:style-name="P128"/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<text:span text:style-name="T134">Seniors Femmes</text:span></text:p>
          </table:table-cell>
        </table:table-row>
        <table:table-row table:style-name="TableRow135">
          <table:table-cell table:style-name="TableCell136">
            <table:table table:style-name="Table137">
              <table:table-columns>
                <table:table-column table:style-name="TableColumn138"/>
                <table:table-column table:style-name="TableColumn139"/>
                <table:table-column table:style-name="TableColumn140"/>
                <table:table-column table:style-name="TableColumn141"/>
              </table:table-columns>
              <table:table-row table:style-name="TableRow142">
                <table:table-cell table:style-name="TableCell143">
                  <text:p text:style-name="P144"> </text:p>
                </table:table-cell>
                <table:table-cell table:style-name="TableCell145">
                  <text:p text:style-name="P146"><text:a xlink:href="javascript:bddThrowAthlete('biographies',%20220989,%200)" office:target-frame-name="_top" xlink:show="replace"><text:span text:style-name="T147">BARDELLE Christine</text:span></text:a></text:p>
                </table:table-cell>
                <table:table-cell table:style-name="TableCell148">
                  <text:p text:style-name="P149">74</text:p>
                </table:table-cell>
                <table:table-cell table:style-name="TableCell150">
                  <text:p text:style-name="P151">Ales cevennes athletisme (LAN)</text:p>
                </table:table-cell>
              </table:table-row>
              <table:table-row table:style-name="TableRow152">
                <table:table-cell table:style-name="TableCell153">
                  <text:p text:style-name="P154"> </text:p>
                </table:table-cell>
                <table:table-cell table:style-name="TableCell155">
                  <text:p text:style-name="P156"><text:a xlink:href="javascript:bddThrowAthlete('biographies',%20329667,%200)" office:target-frame-name="_top" xlink:show="replace"><text:span text:style-name="T157">BERNARD Magali</text:span></text:a></text:p>
                </table:table-cell>
                <table:table-cell table:style-name="TableCell158">
                  <text:p text:style-name="P159">85</text:p>
                </table:table-cell>
                <table:table-cell table:style-name="TableCell160">
                  <text:p text:style-name="P161">Entente athletique grenoble 38 (R-A)</text:p>
                </table:table-cell>
              </table:table-row>
              <table:table-row table:style-name="TableRow162">
                <table:table-cell table:style-name="TableCell163">
                  <text:p text:style-name="P164"> </text:p>
                </table:table-cell>
                <table:table-cell table:style-name="TableCell165">
                  <text:p text:style-name="P166"><text:a xlink:href="javascript:bddThrowAthlete('biographies',%2029859,%200)" office:target-frame-name="_top" xlink:show="replace"><text:span text:style-name="T167">DUARTE Sophie</text:span></text:a></text:p>
                </table:table-cell>
                <table:table-cell table:style-name="TableCell168">
                  <text:p text:style-name="P169">81</text:p>
                </table:table-cell>
                <table:table-cell table:style-name="TableCell170">
                  <text:p text:style-name="P171">Ca balma (PYR)</text:p>
                </table:table-cell>
              </table:table-row>
              <table:table-row table:style-name="TableRow172">
                <table:table-cell table:style-name="TableCell173">
                  <text:p text:style-name="P174"> </text:p>
                </table:table-cell>
                <table:table-cell table:style-name="TableCell175">
                  <text:p text:style-name="P176"><text:a xlink:href="javascript:bddThrowAthlete('biographies',%2067939,%200)" office:target-frame-name="_top" xlink:show="replace"><text:span text:style-name="T177">HAMEL Severine</text:span></text:a></text:p>
                </table:table-cell>
                <table:table-cell table:style-name="TableCell178">
                  <text:p text:style-name="P179">78</text:p>
                </table:table-cell>
                <table:table-cell table:style-name="TableCell180">
                  <text:p text:style-name="P181">Free run 72 (P-L)</text:p>
                </table:table-cell>
              </table:table-row>
              <table:table-row table:style-name="TableRow182">
                <table:table-cell table:style-name="TableCell183">
                  <text:p text:style-name="P184"> </text:p>
                </table:table-cell>
                <table:table-cell table:style-name="TableCell185">
                  <text:p text:style-name="P186"><text:a xlink:href="javascript:bddThrowAthlete('biographies',%2082566,%200)" office:target-frame-name="_top" xlink:show="replace"><text:span text:style-name="T187">PELLEN Maryline</text:span></text:a></text:p>
                </table:table-cell>
                <table:table-cell table:style-name="TableCell188">
                  <text:p text:style-name="P189">81</text:p>
                </table:table-cell>
                <table:table-cell table:style-name="TableCell190">
                  <text:p text:style-name="P191">Stade brestois (BRE)</text:p>
                </table:table-cell>
              </table:table-row>
              <table:table-row table:style-name="TableRow192">
                <table:table-cell table:style-name="TableCell193">
                  <text:p text:style-name="P194"> </text:p>
                </table:table-cell>
                <table:table-cell table:style-name="TableCell195">
                  <text:p text:style-name="P196"><text:a xlink:href="javascript:bddThrowAthlete('biographies',%20203826,%200)" office:target-frame-name="_top" xlink:show="replace"><text:span text:style-name="T197">PICOCHE Laurane</text:span></text:a></text:p>
                </table:table-cell>
                <table:table-cell table:style-name="TableCell198">
                  <text:p text:style-name="P199">85</text:p>
                </table:table-cell>
                <table:table-cell table:style-name="TableCell200">
                  <text:p text:style-name="P201">Sco ste-marguerite marseille (PRO)</text:p>
                </table:table-cell>
              </table:table-row>
            </table:table>
            <text:p text:style-name="P202"><text:span text:style-name="T203"><text:line-break/>Par équipe</text:span><text:span text:style-name="T204"><text:s/>:</text:span></text:p>
          </table:table-cell>
        </table:table-row>
      </table:table>
      <text:p text:style-name="P205"/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<text:span text:style-name="T211">Juniors Hommes</text:span></text:p>
          </table:table-cell>
        </table:table-row>
        <table:table-row table:style-name="TableRow212">
          <table:table-cell table:style-name="TableCell213">
            <table:table table:style-name="Table214">
              <table:table-columns>
                <table:table-column table:style-name="TableColumn215"/>
                <table:table-column table:style-name="TableColumn216"/>
                <table:table-column table:style-name="TableColumn217"/>
                <table:table-column table:style-name="TableColumn218"/>
              </table:table-columns>
              <table:table-row table:style-name="TableRow219">
                <table:table-cell table:style-name="TableCell220">
                  <text:p text:style-name="P221"> </text:p>
                </table:table-cell>
                <table:table-cell table:style-name="TableCell222">
                  <text:p text:style-name="P223"><text:a xlink:href="javascript:bddThrowAthlete('biographies',%20789226,%200)" office:target-frame-name="_top" xlink:show="replace"><text:span text:style-name="T224">BARRER Francois</text:span></text:a></text:p>
                </table:table-cell>
                <table:table-cell table:style-name="TableCell225">
                  <text:p text:style-name="P226">93</text:p>
                </table:table-cell>
                <table:table-cell table:style-name="TableCell227">
                  <text:p text:style-name="P228">Dac reims (CHA)</text:p>
                </table:table-cell>
              </table:table-row>
              <table:table-row table:style-name="TableRow229">
                <table:table-cell table:style-name="TableCell230">
                  <text:p text:style-name="P231"> </text:p>
                </table:table-cell>
                <table:table-cell table:style-name="TableCell232">
                  <text:p text:style-name="P233"><text:a xlink:href="javascript:bddThrowAthlete('biographies',%20933806,%200)" office:target-frame-name="_top" xlink:show="replace"><text:span text:style-name="T234">BEDRANI Djilali</text:span></text:a></text:p>
                </table:table-cell>
                <table:table-cell table:style-name="TableCell235">
                  <text:p text:style-name="P236">93</text:p>
                </table:table-cell>
                <table:table-cell table:style-name="TableCell237">
                  <text:p text:style-name="P238">As saint-junien (LIM)</text:p>
                </table:table-cell>
              </table:table-row>
              <table:table-row table:style-name="TableRow239">
                <table:table-cell table:style-name="TableCell240">
                  <text:p text:style-name="P241"> </text:p>
                </table:table-cell>
                <table:table-cell table:style-name="TableCell242">
                  <text:p text:style-name="P243"><text:a xlink:href="javascript:bddThrowAthlete('biographies',%201111356,%200)" office:target-frame-name="_top" xlink:show="replace"><text:span text:style-name="T244">BOUR Felix</text:span></text:a></text:p>
                </table:table-cell>
                <table:table-cell table:style-name="TableCell245">
                  <text:p text:style-name="P246">94</text:p>
                </table:table-cell>
                <table:table-cell table:style-name="TableCell247">
                  <text:p text:style-name="P248">Athle 55 (LOR)</text:p>
                </table:table-cell>
              </table:table-row>
              <table:table-row table:style-name="TableRow249">
                <table:table-cell table:style-name="TableCell250">
                  <text:p text:style-name="P251"> </text:p>
                </table:table-cell>
                <table:table-cell table:style-name="TableCell252">
                  <text:p text:style-name="P253"><text:a xlink:href="javascript:bddThrowAthlete('biographies',%20781335,%200)" office:target-frame-name="_top" xlink:show="replace"><text:span text:style-name="T254">HABJAOUI Hamza</text:span></text:a></text:p>
                </table:table-cell>
                <table:table-cell table:style-name="TableCell255">
                  <text:p text:style-name="P256">94</text:p>
                </table:table-cell>
                <table:table-cell table:style-name="TableCell257">
                  <text:p text:style-name="P258">Entente franconville cesame val d'oise (I-F)</text:p>
                </table:table-cell>
              </table:table-row>
              <table:table-row table:style-name="TableRow259">
                <table:table-cell table:style-name="TableCell260">
                  <text:p text:style-name="P261"> </text:p>
                </table:table-cell>
                <table:table-cell table:style-name="TableCell262">
                  <text:p text:style-name="P263"><text:a xlink:href="javascript:bddThrowAthlete('biographies',%20648716,%200)" office:target-frame-name="_top" xlink:show="replace"><text:span text:style-name="T264">ROUDOLFF-LEVISSE Emmanuel</text:span></text:a></text:p>
                </table:table-cell>
                <table:table-cell table:style-name="TableCell265">
                  <text:p text:style-name="P266">95</text:p>
                </table:table-cell>
                <table:table-cell table:style-name="TableCell267">
                  <text:p text:style-name="P268">Clamart courses sur route 92 (I-F)</text:p>
                </table:table-cell>
              </table:table-row>
              <table:table-row table:style-name="TableRow269">
                <table:table-cell table:style-name="TableCell270">
                  <text:p text:style-name="P271"> </text:p>
                </table:table-cell>
                <table:table-cell table:style-name="TableCell272">
                  <text:p text:style-name="P273"><text:a xlink:href="javascript:bddThrowAthlete('biographies',%20331065,%200)" office:target-frame-name="_top" xlink:show="replace"><text:span text:style-name="T274">SADDEDINE Alexandre</text:span></text:a></text:p>
                </table:table-cell>
                <table:table-cell table:style-name="TableCell275">
                  <text:p text:style-name="P276">94</text:p>
                </table:table-cell>
                <table:table-cell table:style-name="TableCell277">
                  <text:p text:style-name="P278">Asa maisons-alfort (I-F)</text:p>
                </table:table-cell>
              </table:table-row>
            </table:table>
            <text:p text:style-name="P279"><text:span text:style-name="T280"><text:line-break/>Par équipe</text:span><text:span text:style-name="T281"><text:s/>:</text:span></text:p>
          </table:table-cell>
        </table:table-row>
      </table:table>
      <text:p text:style-name="P282"/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P287"><text:span text:style-name="T288">Espoirs Hommes</text:span></text:p>
          </table:table-cell>
        </table:table-row>
        <table:table-row table:style-name="TableRow289">
          <table:table-cell table:style-name="TableCell290">
            <table:table table:style-name="Table291">
              <table:table-columns>
                <table:table-column table:style-name="TableColumn292"/>
                <table:table-column table:style-name="TableColumn293"/>
                <table:table-column table:style-name="TableColumn294"/>
                <table:table-column table:style-name="TableColumn295"/>
              </table:table-columns>
              <table:table-row table:style-name="TableRow296">
                <table:table-cell table:style-name="TableCell297">
                  <text:p text:style-name="P298"> </text:p>
                </table:table-cell>
                <table:table-cell table:style-name="TableCell299">
                  <text:p text:style-name="P300"><text:a xlink:href="javascript:bddThrowAthlete('biographies',%20898350,%200)" office:target-frame-name="_top" xlink:show="replace"><text:span text:style-name="T301">BOULEKOUANE Sofiane</text:span></text:a></text:p>
                </table:table-cell>
                <table:table-cell table:style-name="TableCell302">
                  <text:p text:style-name="P303">92</text:p>
                </table:table-cell>
                <table:table-cell table:style-name="TableCell304">
                  <text:p text:style-name="P305">Ac ondaine firminy (R-A)</text:p>
                </table:table-cell>
              </table:table-row>
              <table:table-row table:style-name="TableRow306">
                <table:table-cell table:style-name="TableCell307">
                  <text:p text:style-name="P308"> </text:p>
                </table:table-cell>
                <table:table-cell table:style-name="TableCell309">
                  <text:p text:style-name="P310"><text:a xlink:href="javascript:bddThrowAthlete('biographies',%20563240,%200)" office:target-frame-name="_top" xlink:show="replace"><text:span text:style-name="T311">COLLENOT-SPRIET Romain</text:span></text:a></text:p>
                </table:table-cell>
                <table:table-cell table:style-name="TableCell312">
                  <text:p text:style-name="P313">92</text:p>
                </table:table-cell>
                <table:table-cell table:style-name="TableCell314">
                  <text:p text:style-name="P315">Aj blois-onzain (CEN)</text:p>
                </table:table-cell>
              </table:table-row>
              <table:table-row table:style-name="TableRow316">
                <table:table-cell table:style-name="TableCell317">
                  <text:p text:style-name="P318"> </text:p>
                </table:table-cell>
                <table:table-cell table:style-name="TableCell319">
                  <text:p text:style-name="P320"><text:a xlink:href="javascript:bddThrowAthlete('biographies',%20985212,%200)" office:target-frame-name="_top" xlink:show="replace"><text:span text:style-name="T321">DENISSEL Simon</text:span></text:a></text:p>
                </table:table-cell>
                <table:table-cell table:style-name="TableCell322">
                  <text:p text:style-name="P323">90</text:p>
                </table:table-cell>
                <table:table-cell table:style-name="TableCell324">
                  <text:p text:style-name="P325">Lille metropole athletisme (NPC)</text:p>
                </table:table-cell>
              </table:table-row>
              <text:soft-page-break/>
              <table:table-row table:style-name="TableRow326">
                <table:table-cell table:style-name="TableCell327">
                  <text:p text:style-name="P328"> </text:p>
                </table:table-cell>
                <table:table-cell table:style-name="TableCell329">
                  <text:p text:style-name="P330"><text:a xlink:href="javascript:bddThrowAthlete('biographies',%20609044,%200)" office:target-frame-name="_top" xlink:show="replace"><text:span text:style-name="T331">GRAS Michael</text:span></text:a></text:p>
                </table:table-cell>
                <table:table-cell table:style-name="TableCell332">
                  <text:p text:style-name="P333">91</text:p>
                </table:table-cell>
                <table:table-cell table:style-name="TableCell334">
                  <text:p text:style-name="P335">Pessac ac (AQU)</text:p>
                </table:table-cell>
              </table:table-row>
              <table:table-row table:style-name="TableRow336">
                <table:table-cell table:style-name="TableCell337">
                  <text:p text:style-name="P338"> </text:p>
                </table:table-cell>
                <table:table-cell table:style-name="TableCell339">
                  <text:p text:style-name="P340"><text:a xlink:href="javascript:bddThrowAthlete('biographies',%20330762,%200)" office:target-frame-name="_top" xlink:show="replace"><text:span text:style-name="T341">LONJOU Matthieu</text:span></text:a></text:p>
                </table:table-cell>
                <table:table-cell table:style-name="TableCell342">
                  <text:p text:style-name="P343">91</text:p>
                </table:table-cell>
                <table:table-cell table:style-name="TableCell344">
                  <text:p text:style-name="P345">Sa toulouse uc (PYR)</text:p>
                </table:table-cell>
              </table:table-row>
              <table:table-row table:style-name="TableRow346">
                <table:table-cell table:style-name="TableCell347">
                  <text:p text:style-name="P348"> </text:p>
                </table:table-cell>
                <table:table-cell table:style-name="TableCell349">
                  <text:p text:style-name="P350"><text:a xlink:href="javascript:bddThrowAthlete('biographies',%20895065,%200)" office:target-frame-name="_top" xlink:show="replace"><text:span text:style-name="T351">PEPIOT Tanguy</text:span></text:a></text:p>
                </table:table-cell>
                <table:table-cell table:style-name="TableCell352">
                  <text:p text:style-name="P353">91</text:p>
                </table:table-cell>
                <table:table-cell table:style-name="TableCell354">
                  <text:p text:style-name="P355">Doubs sud athletisme (F-C)</text:p>
                </table:table-cell>
              </table:table-row>
            </table:table>
            <text:p text:style-name="P356"><text:span text:style-name="T357"><text:line-break/>Par équipe</text:span><text:span text:style-name="T358"><text:s/>:</text:span></text:p>
          </table:table-cell>
        </table:table-row>
      </table:table>
      <text:p text:style-name="P359"/>
      <table:table table:style-name="Table360">
        <table:table-columns>
          <table:table-column table:style-name="TableColumn361"/>
        </table:table-columns>
        <table:table-row table:style-name="TableRow362">
          <table:table-cell table:style-name="TableCell363">
            <text:p text:style-name="P364"><text:span text:style-name="T365">Seniors Hommes</text:span></text:p>
          </table:table-cell>
        </table:table-row>
        <table:table-row table:style-name="TableRow366">
          <table:table-cell table:style-name="TableCell367">
            <table:table table:style-name="Table368">
              <table:table-columns>
                <table:table-column table:style-name="TableColumn369"/>
                <table:table-column table:style-name="TableColumn370"/>
                <table:table-column table:style-name="TableColumn371"/>
                <table:table-column table:style-name="TableColumn372"/>
              </table:table-columns>
              <table:table-row table:style-name="TableRow373">
                <table:table-cell table:style-name="TableCell374">
                  <text:p text:style-name="P375"> </text:p>
                </table:table-cell>
                <table:table-cell table:style-name="TableCell376">
                  <text:p text:style-name="P377"><text:a xlink:href="javascript:bddThrowAthlete('biographies',%20168913,%200)" office:target-frame-name="_top" xlink:show="replace"><text:span text:style-name="T378">BENHARI Mokhtar</text:span></text:a></text:p>
                </table:table-cell>
                <table:table-cell table:style-name="TableCell379">
                  <text:p text:style-name="P380">74</text:p>
                </table:table-cell>
                <table:table-cell table:style-name="TableCell381">
                  <text:p text:style-name="P382">Val-de-reuil ac (H-N)</text:p>
                </table:table-cell>
              </table:table-row>
              <table:table-row table:style-name="TableRow383">
                <table:table-cell table:style-name="TableCell384">
                  <text:p text:style-name="P385"> </text:p>
                </table:table-cell>
                <table:table-cell table:style-name="TableCell386">
                  <text:p text:style-name="P387"><text:a xlink:href="javascript:bddThrowAthlete('biographies',%20278392,%200)" office:target-frame-name="_top" xlink:show="replace"><text:span text:style-name="T388">BOMMIER Timothee</text:span></text:a></text:p>
                </table:table-cell>
                <table:table-cell table:style-name="TableCell389">
                  <text:p text:style-name="P390">86</text:p>
                </table:table-cell>
                <table:table-cell table:style-name="TableCell391">
                  <text:p text:style-name="P392">Clermont athletisme auvergne (AUV)</text:p>
                </table:table-cell>
              </table:table-row>
              <table:table-row table:style-name="TableRow393">
                <table:table-cell table:style-name="TableCell394">
                  <text:p text:style-name="P395"> </text:p>
                </table:table-cell>
                <table:table-cell table:style-name="TableCell396">
                  <text:p text:style-name="P397"><text:a xlink:href="javascript:bddThrowAthlete('biographies',%20527001,%200)" office:target-frame-name="_top" xlink:show="replace"><text:span text:style-name="T398">CHAHDI Hassan</text:span></text:a></text:p>
                </table:table-cell>
                <table:table-cell table:style-name="TableCell399">
                  <text:p text:style-name="P400">89</text:p>
                </table:table-cell>
                <table:table-cell table:style-name="TableCell401">
                  <text:p text:style-name="P402">Arve athletisme bonneville pays rochois (R-A)</text:p>
                </table:table-cell>
              </table:table-row>
              <table:table-row table:style-name="TableRow403">
                <table:table-cell table:style-name="TableCell404">
                  <text:p text:style-name="P405"> </text:p>
                </table:table-cell>
                <table:table-cell table:style-name="TableCell406">
                  <text:p text:style-name="P407"><text:a xlink:href="javascript:bddThrowAthlete('biographies',%20253400,%200)" office:target-frame-name="_top" xlink:show="replace"><text:span text:style-name="T408">EL HIMER Driss</text:span></text:a></text:p>
                </table:table-cell>
                <table:table-cell table:style-name="TableCell409">
                  <text:p text:style-name="P410">74</text:p>
                </table:table-cell>
                <table:table-cell table:style-name="TableCell411">
                  <text:p text:style-name="P412">Strasbourg agglomeration athletisme (ALS)</text:p>
                </table:table-cell>
              </table:table-row>
              <table:table-row table:style-name="TableRow413">
                <table:table-cell table:style-name="TableCell414">
                  <text:p text:style-name="P415"> </text:p>
                </table:table-cell>
                <table:table-cell table:style-name="TableCell416">
                  <text:p text:style-name="P417"><text:a xlink:href="javascript:bddThrowAthlete('biographies',%20129731,%200)" office:target-frame-name="_top" xlink:show="replace"><text:span text:style-name="T418">GUERFI Riad</text:span></text:a></text:p>
                </table:table-cell>
                <table:table-cell table:style-name="TableCell419">
                  <text:p text:style-name="P420">87</text:p>
                </table:table-cell>
                <table:table-cell table:style-name="TableCell421">
                  <text:p text:style-name="P422">Athle nord 77 val d europe (I-F)</text:p>
                </table:table-cell>
              </table:table-row>
              <table:table-row table:style-name="TableRow423">
                <table:table-cell table:style-name="TableCell424">
                  <text:p text:style-name="P425"> </text:p>
                </table:table-cell>
                <table:table-cell table:style-name="TableCell426">
                  <text:p text:style-name="P427"><text:a xlink:href="javascript:bddThrowAthlete('biographies',%20518352,%200)" office:target-frame-name="_top" xlink:show="replace"><text:span text:style-name="T428">MAYAUD Denis</text:span></text:a></text:p>
                </table:table-cell>
                <table:table-cell table:style-name="TableCell429">
                  <text:p text:style-name="P430">86</text:p>
                </table:table-cell>
                <table:table-cell table:style-name="TableCell431">
                  <text:p text:style-name="P432">As saint-junien (LIM)</text:p>
                </table:table-cell>
              </table:table-row>
            </table:table>
            <text:p text:style-name="P433"><text:span text:style-name="T434"><text:line-break/>Par équipe</text:span><text:span text:style-name="T435"><text:s/>: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un</meta:initial-creator>
    <dc:creator>brun</dc:creator>
    <meta:creation-date>2012-11-27T16:01:00Z</meta:creation-date>
    <dc:date>2012-11-27T16:07:00Z</dc:date>
    <meta:template xlink:href="Normal" xlink:type="simple"/>
    <meta:editing-cycles>1</meta:editing-cycles>
    <meta:editing-duration>PT360S</meta:editing-duration>
    <meta:document-statistic meta:page-count="2" meta:paragraph-count="8" meta:word-count="660" meta:character-count="4288" meta:row-count="30" meta:non-whitespace-character-count="3636"/>
  </office:meta>
</office:document-meta>
</file>